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4">
      <style:paragraph-properties fo:margin-top="0in" fo:margin-bottom="0in"/>
    </style:style>
    <style:style style:name="P31" style:family="paragraph" style:parent-style-name="Text_20_body" style:list-style-name="L5">
      <style:paragraph-properties fo:margin-top="0in" fo:margin-bottom="0in"/>
    </style:style>
    <style:style style:name="P32" style:family="paragraph" style:parent-style-name="Quotations">
      <style:paragraph-properties fo:margin-left="0.5in" fo:margin-right="0in" fo:text-indent="0in" style:auto-text-indent="false"/>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office:automatic-styles>
  <office:body>
    <office:text>
      <text:p text:style-name="Title">do…while Loops</text:p>
      <text:p text:style-name="Author"><text:a xlink:type="simple" xlink:href="https://csci-1301.github.io/about#authors" office:name=""><text:span text:style-name="Definition">https://csci-1301.github.io/about#authors</text:span></text:a></text:p>
      <text:p text:style-name="Date">January 12, 2023 (03:44: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he syntax of <text:span text:style-name="NormalTok">do…while</text:span> loops,</text:p>
        </text:list-item>
        <text:list-item>
          <text:p text:style-name="P1">To stress the differences between <text:span text:style-name="KeywordTok">while</text:span> and <text:span text:style-name="NormalTok">do…while</text:span> loops,</text:p>
        </text:list-item>
        <text:list-item>
          <text:p text:style-name="P1">(Optional) To use a <text:span text:style-name="NormalTok">do…while</text:span> loop to solve a simple problem.</text:p>
        </text:list-item>
      </text:list>
      <text:h text:style-name="Heading_20_1" text:outline-level="1"><text:bookmark-start text:name="implementing-dowhile-loops-warm-up"/>Implementing do…while Loops – Warm-up<text:bookmark-end text:name="implementing-dowhile-loops-warm-up"/></text:h>
      <text:p text:style-name="First_20_paragraph">In all the problems in this section, use a <text:span text:style-name="NormalTok">do…while</text:span> loop.</text:p>
      <text:list text:style-name="L2">
        <text:list-item>
          <text:p text:style-name="P2">Write a program that displays the numbers 0 to 50.</text:p>
        </text:list-item>
        <text:list-item>
          <text:p text:style-name="P2">Write a program that displays the numbers 30 to -20.</text:p>
        </text:list-item>
        <text:list-item>
          <text:p text:style-name="P2">Write a <text:span text:style-name="NormalTok">do…while</text:span> loop that generates this output:</text:p>
          <text:p text:style-name="P3">1 10 100 1000 10000 100000 1000000</text:p>
        </text:list-item>
      </text:list>
      <text:h text:style-name="Heading_20_1" text:outline-level="1"><text:bookmark-start text:name="user-input-validation-using-dowhile-loops"/>User Input Validation using do…while Loops<text:bookmark-end text:name="user-input-validation-using-dowhile-loops"/></text:h>
      <text:p text:style-name="First_20_paragraph">In the next problem, implement a program combining a <text:span text:style-name="KeywordTok">do</text:span><text:span text:style-name="OperatorTok">-</text:span><text:span text:style-name="KeywordTok">while</text:span> loop with user input to achieve the following behavior:</text:p>
      <text:list text:style-name="L3">
        <text:list-item>
          <text:p text:style-name="P4">Ask user to enter an integer in the range 0 – 100 (including 0 and 100).</text:p>
        </text:list-item>
        <text:list-item>
          <text:p text:style-name="P4">If the value provided by user is not in this range, the program should repeat the question.</text:p>
        </text:list-item>
        <text:list-item>
          <text:p text:style-name="P4">After the user provides an integer within the range, display that number.</text:p>
        </text:list-item>
      </text:list>
      <text:p text:style-name="First_20_paragraph">Here is an example of a possible interaction with the program, where the user input is underlined, and hitting “enter” is represented by ↵:</text:p>
      <text:p text:style-name="P5">Enter an integer between 0 and 100:</text:p>
      <text:p text:style-name="P6">N̲O̲↵</text:p>
      <text:p text:style-name="P7">Sorry, that is not a valid input.</text:p>
      <text:p text:style-name="P8"/>
      <text:p text:style-name="P9">Enter an integer between 0 and 100:</text:p>
      <text:p text:style-name="P10">-̲2̲0̲↵</text:p>
      <text:p text:style-name="P11">Sorry, that is not a valid input.</text:p>
      <text:p text:style-name="P12"/>
      <text:p text:style-name="P13">Enter an integer between 0 and 100:</text:p>
      <text:p text:style-name="P14">4̲2̲↵</text:p>
      <text:p text:style-name="P15">You entered 42.</text:p>
      <text:h text:style-name="Heading_20_1" text:outline-level="1"><text:bookmark-start text:name="comparing-while-and-dowhile-loops"/>Comparing <text:span text:style-name="KeywordTok">while</text:span> and <text:span text:style-name="NormalTok">do…while</text:span> loops<text:bookmark-end text:name="comparing-while-and-dowhile-loops"/></text:h>
      <text:p text:style-name="First_20_paragraph">Consider the program given below implemented using a <text:span text:style-name="KeywordTok">while</text:span> loop:</text:p>
      <text:p text:style-name="P16">int n;</text:p>
      <text:p text:style-name="P17">bool flag = false;</text:p>
      <text:p text:style-name="P18"/>
      <text:p text:style-name="P19">Console.Write("Enter an integer:");</text:p>
      <text:p text:style-name="P20">flag = int.TryParse(Console.ReadLine(), out n);</text:p>
      <text:p text:style-name="P21"/>
      <text:p text:style-name="P22">while(!flag)</text:p>
      <text:p text:style-name="P23">{</text:p>
      <text:p text:style-name="P24"><text:s text:c="4"/>Console.WriteLine("The value you entered is not a valid integer.");</text:p>
      <text:p text:style-name="P25"><text:s text:c="4"/>Console.Write("Enter an integer:");</text:p>
      <text:p text:style-name="P26"><text:s text:c="4"/>flag = int.TryParse(Console.ReadLine(), out n);</text:p>
      <text:p text:style-name="P27">}</text:p>
      <text:p text:style-name="P28"/>
      <text:p text:style-name="P29">Console.WriteLine($"The number you entered is {n}");</text:p>
      <text:list text:style-name="L4">
        <text:list-item>
          <text:p text:style-name="P30">Convert the program to an equivalent version that uses a <text:span text:style-name="NormalTok">do…while</text:span> loop</text:p>
        </text:list-item>
        <text:list-item>
          <text:p text:style-name="P30">Test the <text:span text:style-name="NormalTok">do…while</text:span> version with different inputs to ensure the behavior is the same and that the program does not crash with an error. For example, you should try:</text:p>
          <text:list text:style-name="L5">
            <text:list-item>
              <text:p text:style-name="P31">alphabetic input, e.g., “Train” (invalid)</text:p>
            </text:list-item>
            <text:list-item>
              <text:p text:style-name="P31">floating point input, e.g., “12.5” (invalid)</text:p>
            </text:list-item>
            <text:list-item>
              <text:p text:style-name="P31">negative integer, e.g., “-12” (valid)</text:p>
            </text:list-item>
            <text:list-item>
              <text:p text:style-name="P31">positive integer, e.g., “10” (valid)</text:p>
            </text:list-item>
            <text:list-item>
              <text:p text:style-name="P31">number 0 (valid)</text:p>
            </text:list-item>
          </text:list>
        </text:list-item>
        <text:list-item>
          <text:p text:style-name="P30">Compare the <text:span text:style-name="KeywordTok">while</text:span> and <text:span text:style-name="NormalTok">do…while</text:span> implementations: which one is better, in your opinion, and why?</text:p>
        </text:list-item>
      </text:list>
      <text:h text:style-name="Heading_20_1" text:outline-level="1"><text:bookmark-start text:name="pushing-further-optional"/>Pushing Further (Optional)<text:bookmark-end text:name="pushing-further-optional"/></text:h>
      <text:p text:style-name="First_20_paragraph">This time, you are given a simple task to complete with a program, and must figure out the answer yourself, without much guidance. This is very similar to the type of questions you may face during exams:</text:p>
      <text:p text:style-name="P32">Write a program that asks the user to enter a temperature in degrees Fahrenheit. If the user enters something that is not a number, or is outside the “sensible” range of -20 to 120 degrees (both included), your program should ask for the temperature again, and keep asking until the user provides valid input.</text:p>
      <text:p text:style-name="P32">Once the user has entered a “sensible” temperature value, your program should initialize a string variable named description to one of the following values: “Cold” if the temperature is below 40 degrees, “Mild” if the temperature is between 40 and 70 degrees, or “Warm” if the temperature is above 70 degrees. This string should then be displayed.</text:p>
      <text:p text:style-name="First_20_paragraph">A possible solution is given below.</text:p>
      <text:p text:style-name="Text_20_body">Solution:</text:p>
      <text:p text:style-name="Text_20_body">A possible solution, using <text:span text:style-name="NormalTok">do…while</text:span> is:</text:p>
      <text:p text:style-name="P33">int temp = 0;</text:p>
      <text:p text:style-name="P34">bool tempConvert;</text:p>
      <text:p text:style-name="P35">do{</text:p>
      <text:p text:style-name="P36"><text:s text:c="4"/>Console.Write("What's the current temperature outside?: ");</text:p>
      <text:p text:style-name="P37"><text:s text:c="4"/>string strTemp = Console.ReadLine();</text:p>
      <text:p text:style-name="P38"><text:s text:c="4"/>tempConvert = int.TryParse(strTemp, out temp);</text:p>
      <text:p text:style-name="P39"><text:s text:c="4"/>if (tempConvert == false)</text:p>
      <text:p text:style-name="P40"><text:s text:c="8"/>Console.WriteLine("That's not a temperature, that's a word.");</text:p>
      <text:p text:style-name="P41"><text:s text:c="4"/>else if (temp &lt;= -20 || temp &gt;= 120)</text:p>
      <text:p text:style-name="P42"><text:s text:c="8"/>Console.WriteLine("That's not possible. Be serious.");</text:p>
      <text:p text:style-name="P43">} while (temp &lt;= -20 || temp &gt;= 120 || tempConvert == false);</text:p>
      <text:p text:style-name="P44"/>
      <text:p text:style-name="P45">string description;</text:p>
      <text:p text:style-name="P46"/>
      <text:p text:style-name="P47">if (temp &lt; 40) {description = "cold";}</text:p>
      <text:p text:style-name="P48">else if (temp &lt;= 70){description = "mild";} // Note that we know that temp &gt;= 40 holds at this point. </text:p>
      <text:p text:style-name="P49">else {description = "warm";} // Note that we know that temp &gt; 70 holds at this point.</text:p>
      <text:p text:style-name="P50"/>
      <text:p text:style-name="P51">Console.WriteLine($"Wow, it's {description} outside tod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hile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5:18Z</meta:creation-date>
    <dc:date>2023-01-12T20:45:18Z</dc:date>
    <meta:user-defined meta:name="date" meta:value-type="string">January  12, 2023 (03:44: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